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ef8" officeooo:paragraph-rsid="0018fef8"/>
    </style:style>
    <style:style style:name="P2" style:family="paragraph" style:parent-style-name="Standard">
      <style:text-properties officeooo:rsid="001901c5" officeooo:paragraph-rsid="001901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аля Юлия — 6 курс</text:p>
      <text:p text:style-name="P1">служба гл инженера</text:p>
      <text:p text:style-name="P1">подкл отклю пользователей</text:p>
      <text:p text:style-name="P1">отдел учёта электроэнергии</text:p>
      <text:p text:style-name="P1">отчёты</text:p>
      <text:p text:style-name="P1"/>
      <text:p text:style-name="P2">Сделать отдельные варианты использования для:</text:p>
      <text:p text:style-name="P2">подкл. и отключения потребителей</text:p>
      <text:p text:style-name="P2">работа с отчётам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2:35:25.336528214</meta:creation-date>
    <dc:date>2016-12-02T13:01:06.398169468</dc:date>
    <meta:editing-duration>PT8M32S</meta:editing-duration>
    <meta:editing-cycles>1</meta:editing-cycles>
    <meta:document-statistic meta:table-count="0" meta:image-count="0" meta:object-count="0" meta:page-count="1" meta:paragraph-count="8" meta:word-count="26" meta:character-count="187" meta:non-whitespace-character-count="168"/>
    <meta:generator>LibreOffice/4.2.8.2$Linux_X86_64 LibreOffice_project/420m0$Build-2</meta:generator>
  </office:meta>
</office:document-meta>
</file>